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81W project</text:p>
      <text:p text:style-name="Standard">Competition</text:p>
      <text:p text:style-name="Standard">Honors college responsible for interview process for competition</text:p>
      <text:p text:style-name="Standard">1<text:span text:style-name="T1">st</text:span> round</text:p>
      <text:p text:style-name="Standard"><text:s/>- need the most interviewers</text:p>
      <text:p text:style-name="Standard"><text:s/>2n round</text:p>
      <text:p text:style-name="Standard"/>
      <text:p text:style-name="Standard">interview teams are faculty, staff, alumni, retired employees, etc...</text:p>
      <text:p text:style-name="Standard">interview lasts about 10 min</text:p>
      <text:p text:style-name="Standard">teams of 2-4</text:p>
      <text:p text:style-name="Standard"/>
      <text:p text:style-name="Standard">on the day, programs during the day for families</text:p>
      <text:p text:style-name="Standard">30-40 interview teams</text:p>
      <text:p text:style-name="Standard"/>
      <text:p text:style-name="Standard">current process for recruiting:</text:p>
      <text:p text:style-name="Standard">list of goto people for first calls by email</text:p>
      <text:p text:style-name="Standard">survey link or google form</text:p>
      <text:p text:style-name="Standard">they select which dates they can attend</text:p>
      <text:p text:style-name="Standard">responses are put together by noel takes all responses and put them into master spreadsheet</text:p>
      <text:p text:style-name="Standard">separated by name, email, date, role</text:p>
      <text:p text:style-name="Standard">send reminders at 1 month, 2 weeks, and 1 week</text:p>
      <text:p text:style-name="Standard">This is where the problems occur and people start to back out</text:p>
      <text:p text:style-name="Standard">one contact person so the cancellations flood dianes and noel their emails</text:p>
      <text:p text:style-name="Standard">the signing up and changes that happen are the main issues</text:p>
      <text:p text:style-name="Standard">sometimes use other volunteers, but the first round is the biggest and the hardest part of the process</text:p>
      <text:p text:style-name="Standard">Being able to have the volunteers come in and change the info themselves would be ideal, possibly.</text:p>
      <text:p text:style-name="Standard">Google forms</text:p>
      <text:p text:style-name="Standard"/>
      <text:p text:style-name="Standard">What they need:</text:p>
      <text:p text:style-name="Standard">A cleaner way to manage the volunteers.</text:p>
      <text:p text:style-name="Standard">Automatic reminders for the volunteers</text:p>
      <text:p text:style-name="Standard"/>
      <text:p text:style-name="Standard">Best way to contact them is through email.</text:p>
      <text:p text:style-name="Standard">Copy Noel <text:s/>- <text:a xlink:type="simple" xlink:href="mailto:ndockett@emich.edu" text:style-name="Internet_20_link" text:visited-style-name="Visited_20_Internet_20_Link">ndockett@emich.edu</text:a></text:p>
      <text:p text:style-name="Standard"/>
      <text:p text:style-name="Standard">Idea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uddy Fox</meta:initial-creator>
    <meta:creation-date>2017-01-23T15:45:39.66</meta:creation-date>
    <meta:document-statistic meta:table-count="0" meta:image-count="0" meta:object-count="0" meta:page-count="1" meta:paragraph-count="30" meta:word-count="205" meta:character-count="1201"/>
    <dc:date>2017-01-23T16:07:56.74</dc:date>
    <dc:creator>Buddy Fox</dc:creator>
    <meta:editing-duration>PT7M5S</meta:editing-duration>
    <meta:editing-cycles>1</meta:editing-cycles>
    <meta:generator>OpenOffice/4.1.3$Win32 OpenOffice.org_project/413m1$Build-9783</meta:generator>
  </office:meta>
</office:document-meta>
</file>